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93e6f" officeooo:paragraph-rsid="00093e6f"/>
    </style:style>
    <style:style style:name="P2" style:family="paragraph" style:parent-style-name="Text_20_body">
      <style:text-properties officeooo:rsid="00093000" officeooo:paragraph-rsid="00093000"/>
    </style:style>
    <style:style style:name="P3" style:family="paragraph" style:parent-style-name="Text_20_body">
      <style:paragraph-properties fo:text-align="center" style:justify-single-word="false"/>
      <style:text-properties officeooo:rsid="00089d04" officeooo:paragraph-rsid="00089d04"/>
    </style:style>
    <style:style style:name="P4" style:family="paragraph" style:parent-style-name="Text_20_body">
      <style:paragraph-properties fo:text-align="center" style:justify-single-word="false"/>
      <style:text-properties officeooo:rsid="00089d04" officeooo:paragraph-rsid="00093000"/>
    </style:style>
    <style:style style:name="P5" style:family="paragraph" style:parent-style-name="Text_20_body">
      <style:paragraph-properties fo:text-align="center" style:justify-single-word="false"/>
      <style:text-properties officeooo:rsid="0009f59a" officeooo:paragraph-rsid="0009f59a"/>
    </style:style>
    <style:style style:name="P6" style:family="paragraph" style:parent-style-name="Text_20_body">
      <style:paragraph-properties fo:text-align="center" style:justify-single-word="false"/>
      <style:text-properties officeooo:rsid="0009f59a" officeooo:paragraph-rsid="00093000"/>
    </style:style>
    <style:style style:name="P7" style:family="paragraph" style:parent-style-name="Text_20_body">
      <style:paragraph-properties fo:text-align="center" style:justify-single-word="false"/>
      <style:text-properties officeooo:rsid="00093000" officeooo:paragraph-rsid="00093000"/>
    </style:style>
    <style:style style:name="P8" style:family="paragraph" style:parent-style-name="Text_20_body">
      <style:paragraph-properties fo:text-align="center" style:justify-single-word="false"/>
      <style:text-properties fo:font-size="28pt" officeooo:rsid="00093000" officeooo:paragraph-rsid="00093000" style:font-size-asian="24.5pt" style:font-size-complex="28pt"/>
    </style:style>
    <style:style style:name="P9" style:family="paragraph" style:parent-style-name="Text_20_body">
      <style:paragraph-properties fo:text-align="center" style:justify-single-word="false"/>
      <style:text-properties officeooo:rsid="000c2a1b" officeooo:paragraph-rsid="000c2a1b"/>
    </style:style>
    <style:style style:name="P10" style:family="paragraph" style:parent-style-name="Title">
      <style:paragraph-properties fo:text-align="center" style:justify-single-word="false"/>
      <style:text-properties fo:font-size="40pt" officeooo:rsid="00089d04" officeooo:paragraph-rsid="00089d04" style:font-size-asian="40pt" style:font-size-complex="40pt"/>
    </style:style>
    <style:style style:name="T1" style:family="text">
      <style:text-properties officeooo:rsid="00093000"/>
    </style:style>
    <style:style style:name="T2" style:family="text">
      <style:text-properties officeooo:rsid="000c2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 part de l’institut IES Joan Ramis i Ramis</text:p>
      <text:p text:style-name="P9">Li donem aquest</text:p>
      <text:p text:style-name="P10">DIPLOMA</text:p>
      <text:p text:style-name="P4"><text:span text:style-name="T2">Per part de l</text:span>a directora <text:span text:style-name="T1">del centre, Raquel Tartavuit</text:span></text:p>
      <text:p text:style-name="P5">i el delegat de la classe Oscar Moya.</text:p>
      <text:p text:style-name="P7">li dona aquest diploma a l’alumnat:</text:p>
      <text:p text:style-name="P3"/>
      <text:p text:style-name="P6"/>
      <text:p text:style-name="P7"/>
      <text:p text:style-name="P4"/>
      <text:p text:style-name="P4"/>
      <text:p text:style-name="P4"><text:span text:style-name="T1">Per acabar el Grau Mitja.</text:span></text:p>
      <text:p text:style-name="P8">Enhorabona!!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93e6f" officeooo:paragraph-rsid="00093e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1/7/2022-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08:53:43.257228367</meta:creation-date>
    <dc:date>2022-12-05T09:42:53.030674656</dc:date>
    <meta:editing-duration>PT17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3" meta:character-count="241" meta:non-whitespace-character-count="207"/>
  </office:meta>
</office:document-meta>
</file>